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36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FirstName</text:p>
          </table:table-cell>
          <table:table-cell table:style-name="ce1" office:value-type="string">
            <text:p>LastName</text:p>
          </table:table-cell>
          <table:table-cell table:style-name="ce1" office:value-type="string">
            <text:p>Nationality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Chris</text:p>
          </table:table-cell>
          <table:table-cell office:value-type="string">
            <text:p>Claremont</text:p>
          </table:table-cell>
          <table:table-cell office:value-type="string">
            <text:p>US</text:p>
          </table:table-cell>
          <table:table-cell table:number-columns-repeated="1021"/>
        </table:table-row>
        <table:table-row table:style-name="ro1">
          <table:table-cell office:value-type="string">
            <text:p>Warren</text:p>
          </table:table-cell>
          <table:table-cell office:value-type="string">
            <text:p>Ellis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1">
          <table:table-cell office:value-type="string">
            <text:p>Mark</text:p>
          </table:table-cell>
          <table:table-cell office:value-type="string">
            <text:p>Millar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1">
          <table:table-cell office:value-type="string">
            <text:p>Brian</text:p>
          </table:table-cell>
          <table:table-cell office:value-type="string">
            <text:p>Bendis</text:p>
          </table:table-cell>
          <table:table-cell office:value-type="string">
            <text:p>US</text:p>
          </table:table-cell>
          <table:table-cell table:number-columns-repeated="1021"/>
        </table:table-row>
        <table:table-row table:style-name="ro1">
          <table:table-cell office:value-type="string">
            <text:p>Geoff</text:p>
          </table:table-cell>
          <table:table-cell office:value-type="string">
            <text:p>Johns</text:p>
          </table:table-cell>
          <table:table-cell office:value-type="string">
            <text:p>US</text:p>
          </table:table-cell>
          <table:table-cell table:number-columns-repeated="1021"/>
        </table:table-row>
        <table:table-row table:style-name="ro1">
          <table:table-cell office:value-type="string">
            <text:p>Neil</text:p>
          </table:table-cell>
          <table:table-cell office:value-type="string">
            <text:p>Gaiman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1">
          <table:table-cell office:value-type="string">
            <text:p>Alan</text:p>
          </table:table-cell>
          <table:table-cell office:value-type="string">
            <text:p>Moore</text:p>
          </table:table-cell>
          <table:table-cell office:value-type="string">
            <text:p>UK</text:p>
          </table:table-cell>
          <table:table-cell table:number-columns-repeated="1021"/>
        </table:table-row>
        <table:table-row table:style-name="ro2">
          <table:table-cell office:value-type="string">
            <text:p>Kurt</text:p>
          </table:table-cell>
          <table:table-cell office:value-type="string">
            <text:p>Busiek</text:p>
          </table:table-cell>
          <table:table-cell office:value-type="string">
            <text:p>US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7">09/07/2024</text:date>, <text:time>18:3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</meta:initial-creator>
    <meta:creation-date>2024-09-07T16:51:29</meta:creation-date>
    <meta:generator>OpenOffice/4.1.14$Unix OpenOffice.org_project/4114m1$Build-9811</meta:generator>
    <dc:date>2024-09-07T18:35:32</dc:date>
    <dc:creator>Stephen </dc:creator>
    <meta:editing-duration>PT7M40S</meta:editing-duration>
    <meta:editing-cycles>3</meta:editing-cycles>
    <meta:document-statistic meta:table-count="3" meta:cell-count="27" meta:object-count="0"/>
  </office:meta>
</office:document-meta>
</file>